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11.827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4a86e8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start" fo:margin-left="0cm"/>
      <style:text-properties fo:color="#ffffff" style:text-line-through-style="solid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4a86e8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 style:data-style-name="N0">
      <style:table-cell-properties fo:background-color="#ffd966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start" fo:margin-left="0c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start" fo:margin-left="0cm"/>
      <style:text-properties fo:color="#ffffff" style:text-line-through-style="solid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 style:data-style-name="N0">
      <style:table-cell-properties fo:background-color="#ffd966" style:text-align-source="fix" style:repeat-content="false" fo:wrap-option="wrap" style:vertical-align="bottom"/>
      <style:paragraph-properties fo:text-align="start" fo:margin-left="0cm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7.01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11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3" table:number-columns-repeated="246" table:default-cell-style-name="ce15"/>
        <table:table-column table:style-name="co2" table:number-columns-repeated="770" table:default-cell-style-name="ce15"/>
        <table:table-row table:style-name="ro1">
          <table:table-cell table:style-name="ce1" office:value-type="string">
            <text:p>Rnº</text:p>
          </table:table-cell>
          <table:table-cell table:style-name="ce16" office:value-type="string">
            <text:p>Tipo</text:p>
          </table:table-cell>
          <table:table-cell table:style-name="ce16" office:value-type="string">
            <text:p>Localización</text:p>
          </table:table-cell>
          <table:table-cell table:style-name="ce16" office:value-type="string">
            <office:annotation draw:style-name="gr1" draw:text-style-name="P1" svg:width="3.387cm" svg:height="17.211cm" svg:x="19.535cm" svg:y="0.026cm" draw:caption-point-x="-8.424cm" draw:caption-point-y="-0.016cm">
              <dc:date>1899-12-30T00:00:00</dc:date>
              <text:p text:style-name="P1"><text:span text:style-name="T1">Estado "-"</text:span></text:p>
              <text:p text:style-name="P1"><text:span text:style-name="T1">·No se ha trasteado el equipo aún</text:span></text:p>
              <text:p text:style-name="P1"><text:span text:style-name="T1">·Fondo=Naranja Claro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Espera"</text:span></text:p>
              <text:p text:style-name="P1"><text:span text:style-name="T1">·Necesita algún componente para terminarse</text:span></text:p>
              <text:p text:style-name="P1"><text:span text:style-name="T1">·Fondo=Amarillo fuerte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Reciclando"</text:span></text:p>
              <text:p text:style-name="P1"><text:span text:style-name="T1">·Indica que se está trabajando con el equipo</text:span></text:p>
              <text:p text:style-name="P1"><text:span text:style-name="T1">·Fondo=Amarillo claro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Listo"</text:span></text:p>
              <text:p text:style-name="P1"><text:span text:style-name="T1">·El equipo está terminado por completo</text:span></text:p>
              <text:p text:style-name="P1"><text:span text:style-name="T1">·Fondo=Verde</text:span></text:p>
              <text:p text:style-name="P1"><text:span text:style-name="T1">·Texto=Negro-Negrita</text:span></text:p>
              <text:p text:style-name="P1"><text:span text:style-name="T1">-------- O_O ----------</text:span></text:p>
              <text:p text:style-name="P1"><text:span text:style-name="T1">Estado "Listo"</text:span></text:p>
              <text:p text:style-name="P1"><text:span text:style-name="T1">·El equipo está terminado y donado</text:span></text:p>
              <text:p text:style-name="P1"><text:span text:style-name="T1">·Fondo=Azul</text:span></text:p>
              <text:p text:style-name="P1"><text:span text:style-name="T1">·Texto=Blanco</text:span></text:p>
              <text:p text:style-name="P1"><text:span text:style-name="T1">==========================</text:span></text:p>
              <text:p text:style-name="P1"><text:span text:style-name="T1">Estado "Desechado"</text:span></text:p>
              <text:p text:style-name="P1"><text:span text:style-name="T1">·Se procede a desmantelarlo y aprovechar lo que se pueda</text:span></text:p>
              <text:p text:style-name="P1"><text:span text:style-name="T1">·Fondo=Rojo</text:span></text:p>
              <text:p text:style-name="P1"><text:span text:style-name="T1">·Texto=Blanco-Tachado</text:span></text:p>
              <text:p text:style-name="P1"><text:span text:style-name="T1">==========================</text:span></text:p>
              <text:p text:style-name="P1"><text:span text:style-name="T1">Estado "Donado"</text:span></text:p>
              <text:p text:style-name="P1"><text:span text:style-name="T1">·Se actualiza conforme está donado</text:span></text:p>
              <text:p text:style-name="P1"><text:span text:style-name="T1">·Fondo=Azul</text:span></text:p>
              <text:p text:style-name="P1"><text:span text:style-name="T1">·Texto=Blanco</text:span></text:p>
              <text:p text:style-name="P1"><text:span text:style-name="T1">==========================</text:span></text:p>
            </office:annotation>
            <text:p>Estado: (- / Espera / Reciclando / Listo / Desechado)</text:p>
          </table:table-cell>
          <table:table-cell table:style-name="ce16" office:value-type="string">
            <text:p>Número catálogo si está listo</text:p>
          </table:table-cell>
          <table:table-cell table:style-name="ce16" office:value-type="string">
            <text:p>Procedencia</text:p>
          </table:table-cell>
          <table:table-cell table:number-columns-repeated="1016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80">
            <text:p>180</text:p>
          </table:table-cell>
          <table:table-cell table:style-name="ce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Servid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86">
            <text:p>186</text:p>
          </table:table-cell>
          <table:table-cell table:style-name="ce2" office:value-type="string">
            <text:p>Barcelona</text:p>
          </table:table-cell>
          <table:table-cell table:number-columns-repeated="1016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78">
            <text:p>178</text:p>
          </table:table-cell>
          <table:table-cell table:style-name="ce2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81">
            <text:p>181</text:p>
          </table:table-cell>
          <table:table-cell table:style-name="ce2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Portátil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85">
            <text:p>185</text:p>
          </table:table-cell>
          <table:table-cell table:style-name="ce2" office:value-type="string">
            <text:p>Barcelona</text:p>
          </table:table-cell>
          <table:table-cell table:number-columns-repeated="1016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79">
            <text:p>179</text:p>
          </table:table-cell>
          <table:table-cell table:style-name="ce2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82">
            <text:p>182</text:p>
          </table:table-cell>
          <table:table-cell table:style-name="ce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76">
            <text:p>176</text:p>
          </table:table-cell>
          <table:table-cell table:style-name="ce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Oficina, en uso</text:p>
          </table:table-cell>
          <table:table-cell table:style-name="ce4" office:value-type="string">
            <text:p>Listo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CENTRO DE ACTIVIDADES DEPORTIVAS</text:p>
          </table:table-cell>
          <table:table-cell table:number-columns-repeated="1016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58">
            <text:p>58</text:p>
          </table:table-cell>
          <table:table-cell table:style-name="ce6" office:value-type="string">
            <text:p>CENTRO DE ACTIVIDADES DEPORTIVAS</text:p>
          </table:table-cell>
          <table:table-cell table:number-columns-repeated="1016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string">
            <text:p>Escane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CENTRO DE ACTIVIDADES DEPORTIVAS</text:p>
          </table:table-cell>
          <table:table-cell table:number-columns-repeated="1016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Palacio de la Madraza</text:p>
          </table:table-cell>
          <table:table-cell table:number-columns-repeated="1016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83">
            <text:p>183</text:p>
          </table:table-cell>
          <table:table-cell table:style-name="ce2" office:value-type="string">
            <text:p>GABINETE DE RECURSOS HUMANOS Y ORGANIZ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97">
            <text:p>197</text:p>
          </table:table-cell>
          <table:table-cell table:style-name="ce2" office:value-type="string">
            <text:p>GABINETE DE RECURSOS HUMANOS Y ORGANIZ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77">
            <text:p>177</text:p>
          </table:table-cell>
          <table:table-cell table:style-name="ce2" office:value-type="string">
            <text:p>GABINETE DE RECURSOS HUMANOS Y ORGANIZ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DONADO</text:p>
          </table:table-cell>
          <table:table-cell table:style-name="ce3" office:value-type="string">
            <text:p>Desechado</text:p>
          </table:table-cell>
          <table:table-cell table:style-name="ce3" office:value-type="float" office:value="187">
            <text:p>187</text:p>
          </table:table-cell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17" office:value-type="string">
            <text:p>Portátil</text:p>
          </table:table-cell>
          <table:table-cell table:style-name="ce17" office:value-type="string">
            <text:p>Ofina</text:p>
          </table:table-cell>
          <table:table-cell table:style-name="ce17" office:value-type="string">
            <text:p>Espera</text:p>
          </table:table-cell>
          <table:table-cell table:style-name="ce17"/>
          <table:table-cell table:style-name="ce17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192">
            <text:p>192</text:p>
          </table:table-cell>
          <table:table-cell table:style-name="ce6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 office:value-type="string">
            <text:p>Portátil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31">
            <text:p>231</text:p>
          </table:table-cell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18" office:value-type="string">
            <text:p>Escaner</text:p>
          </table:table-cell>
          <table:table-cell table:style-name="ce18" office:value-type="string">
            <text:p>Almacén oficina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18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4">
            <text:p>34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5">
            <text:p>3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office:value-type="float" office:value="55">
            <text:p>55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5" office:value-type="float" office:value="37">
            <text:p>37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5" office:value-type="float" office:value="40">
            <text:p>4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41">
            <text:p>4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5" office:value-type="float" office:value="43">
            <text:p>4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94">
            <text:p>194</text:p>
          </table:table-cell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47">
            <office:annotation draw:style-name="gr2" draw:text-style-name="P1" svg:width="3.387cm" svg:height="0.516cm" svg:x="9.525cm" svg:y="1.683cm" draw:caption-point-x="-8.53cm" draw:caption-point-y="19.645cm">
              <dc:date>1899-12-30T00:00:00</dc:date>
              <text:p text:style-name="P1"><text:span text:style-name="T1">quitarle las cosas</text:span></text:p>
            </office:annotation>
            <text:p>47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49">
            <text:p>49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5" office:value-type="float" office:value="51">
            <text:p>5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61">
            <text:p>61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5" office:value-type="float" office:value="52">
            <text:p>52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53">
            <text:p>5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3" office:value-type="string">
            <text:p>Escane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Colegio Mayor Isabel la católica</text:p>
          </table:table-cell>
          <table:table-cell table:number-columns-repeated="1016"/>
        </table:table-row>
        <table:table-row table:style-name="ro2">
          <table:table-cell table:style-name="ce5" office:value-type="float" office:value="55">
            <text:p>5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Colegio Mayor Isabel la católica</text:p>
          </table:table-cell>
          <table:table-cell table:number-columns-repeated="1016"/>
        </table:table-row>
        <table:table-row table:style-name="ro2">
          <table:table-cell table:style-name="ce5" office:value-type="float" office:value="56">
            <text:p>56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uera UGR</text:p>
          </table:table-cell>
          <table:table-cell table:number-columns-repeated="1016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uera UGR</text:p>
          </table:table-cell>
          <table:table-cell table:number-columns-repeated="1016"/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uera UGR - Mardigan</text:p>
          </table:table-cell>
          <table:table-cell table:number-columns-repeated="1016"/>
        </table:table-row>
        <table:table-row table:style-name="ro2">
          <table:table-cell table:style-name="ce6" office:value-type="float" office:value="59">
            <text:p>59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Fuera UGR - Mardigan</text:p>
          </table:table-cell>
          <table:table-cell table:number-columns-repeated="1016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6" office:value-type="float" office:value="61">
            <text:p>61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62">
            <text:p>62</text:p>
          </table:table-cell>
          <table:table-cell table:style-name="ce18" office:value-type="string">
            <text:p>Impresora</text:p>
          </table:table-cell>
          <table:table-cell table:style-name="ce18" office:value-type="string">
            <text:p>Almacén oficina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18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string">
            <text:p>Escane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93">
            <text:p>193</text:p>
          </table:table-cell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93">
            <text:p>193</text:p>
          </table:table-cell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6" office:value-type="float" office:value="66">
            <text:p>66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62">
            <text:p>62</text:p>
          </table:table-cell>
          <table:table-cell table:style-name="ce6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88">
            <text:p>188</text:p>
          </table:table-cell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3" office:value-type="float" office:value="68">
            <text:p>68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3" office:value-type="float" office:value="68">
            <text:p>68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3" office:value-type="float" office:value="69">
            <text:p>69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3" office:value-type="float" office:value="69">
            <text:p>69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6" office:value-type="float" office:value="70">
            <text:p>70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3" office:value-type="float" office:value="71">
            <text:p>71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9">
            <text:p>229</text:p>
          </table:table-cell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96">
            <text:p>196</text:p>
          </table:table-cell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80">
            <text:p>80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81">
            <text:p>81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82">
            <text:p>82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office:value-type="float" office:value="54">
            <text:p>54</text:p>
          </table:table-cell>
          <table:table-cell table:style-name="ce3" office:value-type="string">
            <text:p>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83">
            <text:p>83</text:p>
          </table:table-cell>
          <table:table-cell table:style-name="ce3" office:value-type="string">
            <text:p>Escane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84">
            <text:p>84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¿?</text:p>
          </table:table-cell>
          <table:table-cell table:number-columns-repeated="1016"/>
        </table:table-row>
        <table:table-row table:style-name="ro2">
          <table:table-cell table:style-name="ce5" office:value-type="float" office:value="85">
            <text:p>8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Empresariales</text:p>
          </table:table-cell>
          <table:table-cell table:number-columns-repeated="1016"/>
        </table:table-row>
        <table:table-row table:style-name="ro2">
          <table:table-cell table:style-name="ce5" office:value-type="float" office:value="86">
            <text:p>8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Empresariales</text:p>
          </table:table-cell>
          <table:table-cell table:number-columns-repeated="1016"/>
        </table:table-row>
        <table:table-row table:style-name="ro2">
          <table:table-cell table:style-name="ce3" office:value-type="float" office:value="87">
            <text:p>87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3" office:value-type="float" office:value="88">
            <text:p>88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5" office:value-type="float" office:value="89">
            <text:p>8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ETSIE</text:p>
          </table:table-cell>
          <table:table-cell table:number-columns-repeated="1016"/>
        </table:table-row>
        <table:table-row table:style-name="ro2">
          <table:table-cell table:style-name="ce5" office:value-type="float" office:value="91">
            <text:p>9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TSIE</text:p>
          </table:table-cell>
          <table:table-cell table:number-columns-repeated="1016"/>
        </table:table-row>
        <table:table-row table:style-name="ro2">
          <table:table-cell table:style-name="ce7" office:value-type="float" office:value="92">
            <text:p>92</text:p>
          </table:table-cell>
          <table:table-cell table:style-name="ce17" office:value-type="string">
            <text:p>Portátil</text:p>
          </table:table-cell>
          <table:table-cell table:style-name="ce17" office:value-type="string">
            <text:p>Oficina</text:p>
          </table:table-cell>
          <table:table-cell table:style-name="ce17" office:value-type="string">
            <text:p>Espera</text:p>
          </table:table-cell>
          <table:table-cell table:style-name="ce17" table:number-columns-repeated="2"/>
          <table:table-cell table:number-columns-repeated="1016"/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1">
            <text:p>201</text:p>
          </table:table-cell>
          <table:table-cell table:style-name="ce2" office:value-type="string">
            <text:p>Palacio de la Madraza</text:p>
          </table:table-cell>
          <table:table-cell table:number-columns-repeated="1016"/>
        </table:table-row>
        <table:table-row table:style-name="ro2">
          <table:table-cell table:style-name="ce2" office:value-type="float" office:value="94">
            <text:p>94</text:p>
          </table:table-cell>
          <table:table-cell table:style-name="ce2" office:value-type="string">
            <text:p>Portátil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33">
            <text:p>233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7">
            <text:p>227</text:p>
          </table:table-cell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96">
            <text:p>96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5">
            <text:p>225</text:p>
          </table:table-cell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97">
            <text:p>9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7">
            <text:p>207</text:p>
          </table:table-cell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98">
            <text:p>9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8">
            <text:p>228</text:p>
          </table:table-cell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99">
            <text:p>99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3">
            <text:p>203</text:p>
          </table:table-cell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8">
            <text:p>208</text:p>
          </table:table-cell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6">
            <text:p>226</text:p>
          </table:table-cell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8" office:value-type="float" office:value="103">
            <text:p>103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5">
            <text:p>245</text:p>
          </table:table-cell>
          <table:table-cell table:style-name="ce8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3">
            <text:p>213</text:p>
          </table:table-cell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4">
            <text:p>224</text:p>
          </table:table-cell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5">
            <text:p>205</text:p>
          </table:table-cell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7">
            <text:p>217</text:p>
          </table:table-cell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1">
            <text:p>221</text:p>
          </table:table-cell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0">
            <text:p>210</text:p>
          </table:table-cell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5">
            <text:p>215</text:p>
          </table:table-cell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12">
            <text:p>112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13">
            <text:p>113</text:p>
          </table:table-cell>
          <table:table-cell table:style-name="ce17" office:value-type="string">
            <text:p>Pc</text:p>
          </table:table-cell>
          <table:table-cell table:style-name="ce17" office:value-type="string">
            <text:p>Oficina</text:p>
          </table:table-cell>
          <table:table-cell table:style-name="ce17" office:value-type="string">
            <text:p>Espera</text:p>
          </table:table-cell>
          <table:table-cell table:style-name="ce17"/>
          <table:table-cell table:style-name="ce1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9" office:value-type="float" office:value="114">
            <text:p>114</text:p>
          </table:table-cell>
          <table:table-cell table:style-name="ce9" office:value-type="string">
            <text:p>Pc</text:p>
          </table:table-cell>
          <table:table-cell table:style-name="ce9" office:value-type="string">
            <text:p>MISSING</text:p>
          </table:table-cell>
          <table:table-cell table:style-name="ce9" office:value-type="string">
            <text:p>Listo</text:p>
          </table:table-cell>
          <table:table-cell table:style-name="ce9" office:value-type="float" office:value="222">
            <text:p>222</text:p>
          </table:table-cell>
          <table:table-cell table:style-name="ce9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15">
            <text:p>115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4">
            <text:p>214</text:p>
          </table:table-cell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1">
            <text:p>211</text:p>
          </table:table-cell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18">
            <text:p>118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19">
            <text:p>119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20">
            <text:p>120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3">
            <text:p>223</text:p>
          </table:table-cell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22">
            <text:p>122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6" office:value-type="float" office:value="123">
            <text:p>123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/>
          <table:table-cell table:style-name="ce6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6">
            <text:p>216</text:p>
          </table:table-cell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125">
            <text:p>12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9">
            <text:p>209</text:p>
          </table:table-cell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8" office:value-type="float" office:value="127">
            <text:p>127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8">
            <text:p>248</text:p>
          </table:table-cell>
          <table:table-cell table:style-name="ce8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28">
            <text:p>12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0">
            <text:p>220</text:p>
          </table:table-cell>
          <table:table-cell table:style-name="ce2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8" office:value-type="float" office:value="129">
            <text:p>129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7">
            <text:p>247</text:p>
          </table:table-cell>
          <table:table-cell table:style-name="ce8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30">
            <text:p>130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31">
            <text:p>131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32">
            <text:p>132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33">
            <text:p>133</text:p>
          </table:table-cell>
          <table:table-cell table:style-name="ce17" office:value-type="string">
            <text:p>Portátil</text:p>
          </table:table-cell>
          <table:table-cell table:style-name="ce17" office:value-type="string">
            <text:p>Oficina</text:p>
          </table:table-cell>
          <table:table-cell table:style-name="ce17" office:value-type="string">
            <text:p>Espera</text:p>
          </table:table-cell>
          <table:table-cell table:style-name="ce17"/>
          <table:table-cell table:style-name="ce17" office:value-type="string">
            <text:p>CITIC</text:p>
          </table:table-cell>
          <table:table-cell table:number-columns-repeated="1016"/>
        </table:table-row>
        <table:table-row table:style-name="ro2">
          <table:table-cell table:style-name="ce2" office:value-type="float" office:value="134">
            <text:p>134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2">
            <text:p>202</text:p>
          </table:table-cell>
          <table:table-cell table:style-name="ce2" office:value-type="string">
            <text:p>Fuera de la ugr?? Sera creo que lo recogiste tú</text:p>
          </table:table-cell>
          <table:table-cell table:number-columns-repeated="1016"/>
        </table:table-row>
        <table:table-row table:style-name="ro2">
          <table:table-cell table:style-name="ce3" office:value-type="float" office:value="135">
            <text:p>135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8" office:value-type="float" office:value="136">
            <text:p>136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36">
            <text:p>236</text:p>
          </table:table-cell>
          <table:table-cell table:style-name="ce8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3" office:value-type="float" office:value="137">
            <text:p>137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6" office:value-type="float" office:value="138">
            <text:p>138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Oficina, en uso</text:p>
          </table:table-cell>
          <table:table-cell table:style-name="ce6" office:value-type="string">
            <text:p>Listo</text:p>
          </table:table-cell>
          <table:table-cell table:style-name="ce6" office:value-type="float" office:value="218">
            <text:p>218</text:p>
          </table:table-cell>
          <table:table-cell table:style-name="ce6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8" office:value-type="float" office:value="139">
            <text:p>139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35">
            <text:p>235</text:p>
          </table:table-cell>
          <table:table-cell table:style-name="ce8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8" office:value-type="float" office:value="140">
            <text:p>140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6">
            <text:p>246</text:p>
          </table:table-cell>
          <table:table-cell table:style-name="ce8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5" office:value-type="float" office:value="141">
            <text:p>14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42">
            <text:p>142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3" office:value-type="float" office:value="143">
            <text:p>143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3" office:value-type="float" office:value="144">
            <text:p>144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8" office:value-type="float" office:value="145">
            <text:p>145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37">
            <text:p>237</text:p>
          </table:table-cell>
          <table:table-cell table:style-name="ce8" office:value-type="string">
            <text:p>Fuera de la ugr</text:p>
          </table:table-cell>
          <table:table-cell table:number-columns-repeated="1016"/>
        </table:table-row>
        <table:table-row table:style-name="ro2">
          <table:table-cell table:style-name="ce5" office:value-type="float" office:value="146">
            <text:p>14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5" office:value-type="float" office:value="147">
            <text:p>147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5" office:value-type="float" office:value="148">
            <text:p>14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Parque Tecnológico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149">
            <text:p>149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Parque Tecnológico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151">
            <text:p>151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3" office:value-type="float" office:value="151">
            <text:p>151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8" office:value-type="float" office:value="152">
            <text:p>152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38">
            <text:p>238</text:p>
          </table:table-cell>
          <table:table-cell table:style-name="ce8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3" office:value-type="float" office:value="153">
            <text:p>153</text:p>
          </table:table-cell>
          <table:table-cell table:style-name="ce3" office:value-type="string">
            <text:p>Escane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Triunfo</text:p>
          </table:table-cell>
          <table:table-cell table:number-columns-repeated="1016"/>
        </table:table-row>
        <table:table-row table:style-name="ro2">
          <table:table-cell table:style-name="ce5" office:value-type="float" office:value="154">
            <text:p>154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Complejo Administrativo Triunfo</text:p>
          </table:table-cell>
          <table:table-cell table:number-columns-repeated="1016"/>
        </table:table-row>
        <table:table-row table:style-name="ro2">
          <table:table-cell table:style-name="ce6" office:value-type="float" office:value="155">
            <text:p>155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66">
            <text:p>266</text:p>
          </table:table-cell>
          <table:table-cell table:style-name="ce6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5" office:value-type="float" office:value="156">
            <text:p>15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Parque Tecnológico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157">
            <text:p>157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number-columns-repeated="1016"/>
        </table:table-row>
        <table:table-row table:style-name="ro2">
          <table:table-cell table:style-name="ce3" office:value-type="float" office:value="158">
            <text:p>158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3" office:value-type="float" office:value="159">
            <text:p>159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Triunfo</text:p>
          </table:table-cell>
          <table:table-cell table:number-columns-repeated="1016"/>
        </table:table-row>
        <table:table-row table:style-name="ro2">
          <table:table-cell table:style-name="ce3" office:value-type="float" office:value="160">
            <text:p>160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Triunfo</text:p>
          </table:table-cell>
          <table:table-cell table:number-columns-repeated="1016"/>
        </table:table-row>
        <table:table-row table:style-name="ro2">
          <table:table-cell table:style-name="ce2" office:value-type="float" office:value="161">
            <text:p>161</text:p>
          </table:table-cell>
          <table:table-cell table:style-name="ce2" office:value-type="string">
            <text:p>Portátil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32">
            <text:p>232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162">
            <text:p>162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65">
            <text:p>65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10" office:value-type="float" office:value="163">
            <text:p>163</text:p>
          </table:table-cell>
          <table:table-cell table:style-name="ce10" office:value-type="string">
            <text:p>Portátil</text:p>
          </table:table-cell>
          <table:table-cell table:style-name="ce10" office:value-type="string">
            <text:p>Oficina</text:p>
          </table:table-cell>
          <table:table-cell table:style-name="ce10" office:value-type="string">
            <text:p>Listo</text:p>
          </table:table-cell>
          <table:table-cell table:style-name="ce10" office:value-type="float" office:value="309">
            <text:p>309</text:p>
          </table:table-cell>
          <table:table-cell table:style-name="ce10" office:value-type="string">
            <text:p>CICODE</text:p>
          </table:table-cell>
          <table:table-cell table:number-columns-repeated="1016"/>
        </table:table-row>
        <table:table-row table:style-name="ro2">
          <table:table-cell table:style-name="ce3" office:value-type="float" office:value="164">
            <text:p>164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165">
            <text:p>16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omunicación y document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66">
            <text:p>166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comunicación y document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67">
            <text:p>167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palacio la madraza</text:p>
          </table:table-cell>
          <table:table-cell table:number-columns-repeated="1016"/>
        </table:table-row>
        <table:table-row table:style-name="ro2">
          <table:table-cell table:style-name="ce3" office:value-type="float" office:value="168">
            <text:p>168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3" office:value-type="float" office:value="169">
            <text:p>169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3" office:value-type="float" office:value="170">
            <text:p>170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comunicación y document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171">
            <text:p>17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172">
            <text:p>17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Oficina, en uso</text:p>
          </table:table-cell>
          <table:table-cell table:style-name="ce4" office:value-type="string">
            <text:p>Listo</text:p>
          </table:table-cell>
          <table:table-cell table:style-name="ce4" office:value-type="float" office:value="234">
            <text:p>234</text:p>
          </table:table-cell>
          <table:table-cell table:style-name="ce4" office:value-type="string">
            <text:p>Edificio BIC</text:p>
          </table:table-cell>
          <table:table-cell table:number-columns-repeated="1016"/>
        </table:table-row>
        <table:table-row table:style-name="ro2">
          <table:table-cell table:style-name="ce8" office:value-type="float" office:value="173">
            <text:p>173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2">
            <text:p>242</text:p>
          </table:table-cell>
          <table:table-cell table:style-name="ce8" office:value-type="string">
            <text:p>Edificio BIC</text:p>
          </table:table-cell>
          <table:table-cell table:number-columns-repeated="1016"/>
        </table:table-row>
        <table:table-row table:style-name="ro2">
          <table:table-cell table:style-name="ce8" office:value-type="float" office:value="174">
            <text:p>174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1">
            <text:p>241</text:p>
          </table:table-cell>
          <table:table-cell table:style-name="ce8" office:value-type="string">
            <text:p>Edificio BIC</text:p>
          </table:table-cell>
          <table:table-cell table:number-columns-repeated="1016"/>
        </table:table-row>
        <table:table-row table:style-name="ro2">
          <table:table-cell table:style-name="ce8" office:value-type="float" office:value="175">
            <text:p>175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3">
            <text:p>243</text:p>
          </table:table-cell>
          <table:table-cell table:style-name="ce8" office:value-type="string">
            <text:p>Edificio BIC</text:p>
          </table:table-cell>
          <table:table-cell table:number-columns-repeated="1016"/>
        </table:table-row>
        <table:table-row table:style-name="ro2">
          <table:table-cell table:style-name="ce5" office:value-type="float" office:value="176">
            <text:p>17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Parque Tecnológico de la Salud - Edificio BIC</text:p>
          </table:table-cell>
          <table:table-cell table:number-columns-repeated="1016"/>
        </table:table-row>
        <table:table-row table:style-name="ro2">
          <table:table-cell table:style-name="ce10" office:value-type="float" office:value="177">
            <text:p>177</text:p>
          </table:table-cell>
          <table:table-cell table:style-name="ce19" office:value-type="string">
            <text:p>Proyector</text:p>
          </table:table-cell>
          <table:table-cell table:style-name="ce19" office:value-type="string">
            <text:p>Oficina</text:p>
          </table:table-cell>
          <table:table-cell table:style-name="ce19" office:value-type="string">
            <text:p>listo</text:p>
          </table:table-cell>
          <table:table-cell table:style-name="ce19" office:value-type="float" office:value="299">
            <text:p>299</text:p>
          </table:table-cell>
          <table:table-cell table:style-name="ce19" office:value-type="string">
            <text:p>¿de donde fue?</text:p>
          </table:table-cell>
          <table:table-cell table:number-columns-repeated="1016"/>
        </table:table-row>
        <table:table-row table:style-name="ro2">
          <table:table-cell table:style-name="ce3" office:value-type="float" office:value="178">
            <text:p>178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uera UGR - Álvaro Hurtado</text:p>
          </table:table-cell>
          <table:table-cell table:number-columns-repeated="1016"/>
        </table:table-row>
        <table:table-row table:style-name="ro2">
          <table:table-cell table:style-name="ce3" office:value-type="float" office:value="179">
            <text:p>179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uera UGR - Álvaro Hurtado</text:p>
          </table:table-cell>
          <table:table-cell table:number-columns-repeated="1016"/>
        </table:table-row>
        <table:table-row table:style-name="ro2">
          <table:table-cell table:style-name="ce3" office:value-type="float" office:value="180">
            <text:p>180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uera UGR - Álvaro Hurtado</text:p>
          </table:table-cell>
          <table:table-cell table:number-columns-repeated="1016"/>
        </table:table-row>
        <table:table-row table:style-name="ro2">
          <table:table-cell table:style-name="ce5" office:value-type="float" office:value="181">
            <text:p>18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uera UGR - Álvaro Hurtado</text:p>
          </table:table-cell>
          <table:table-cell table:number-columns-repeated="1016"/>
        </table:table-row>
        <table:table-row table:style-name="ro2">
          <table:table-cell table:style-name="ce8" office:value-type="float" office:value="182">
            <text:p>182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39">
            <text:p>239</text:p>
          </table:table-cell>
          <table:table-cell table:style-name="ce8" office:value-type="string">
            <text:p>Complejo Admin. Triunfo -Servicio de alumnos</text:p>
          </table:table-cell>
          <table:table-cell table:number-columns-repeated="1016"/>
        </table:table-row>
        <table:table-row table:style-name="ro2">
          <table:table-cell table:style-name="ce3" office:value-type="float" office:value="183">
            <text:p>183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Complejo Admin. Triunfo -Servicio de alumnos</text:p>
          </table:table-cell>
          <table:table-cell table:number-columns-repeated="1016"/>
        </table:table-row>
        <table:table-row table:style-name="ro2">
          <table:table-cell table:style-name="ce3" office:value-type="float" office:value="184">
            <text:p>184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Complejo Admin. Triunfo -Servicio de alumnos</text:p>
          </table:table-cell>
          <table:table-cell table:number-columns-repeated="1016"/>
        </table:table-row>
        <table:table-row table:style-name="ro2">
          <table:table-cell table:style-name="ce3" office:value-type="float" office:value="185">
            <text:p>185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Complejo Admin. Triunfo -Servicio de alumnos</text:p>
          </table:table-cell>
          <table:table-cell table:number-columns-repeated="1016"/>
        </table:table-row>
        <table:table-row table:style-name="ro2">
          <table:table-cell table:style-name="ce8" office:value-type="float" office:value="186">
            <text:p>186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4">
            <text:p>244</text:p>
          </table:table-cell>
          <table:table-cell table:style-name="ce8" office:value-type="string">
            <text:p>Complejo Admin. Triunfo -Servicio de alumnos</text:p>
          </table:table-cell>
          <table:table-cell table:number-columns-repeated="1016"/>
        </table:table-row>
        <table:table-row table:style-name="ro2">
          <table:table-cell table:style-name="ce3" office:value-type="float" office:value="187">
            <text:p>187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HOSPITAL REAL -GAS</text:p>
          </table:table-cell>
          <table:table-cell table:number-columns-repeated="1016"/>
        </table:table-row>
        <table:table-row table:style-name="ro2">
          <table:table-cell table:style-name="ce2" office:value-type="float" office:value="188">
            <text:p>18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HOSPITAL REAL -GAS</text:p>
          </table:table-cell>
          <table:table-cell table:number-columns-repeated="1016"/>
        </table:table-row>
        <table:table-row table:style-name="ro2">
          <table:table-cell table:style-name="ce5" office:value-type="float" office:value="189">
            <text:p>18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GAS</text:p>
          </table:table-cell>
          <table:table-cell table:number-columns-repeated="1016"/>
        </table:table-row>
        <table:table-row table:style-name="ro2">
          <table:table-cell table:style-name="ce3" office:value-type="float" office:value="190">
            <text:p>190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HOSPITAL REAL -GAS</text:p>
          </table:table-cell>
          <table:table-cell table:number-columns-repeated="1016"/>
        </table:table-row>
        <table:table-row table:style-name="ro2">
          <table:table-cell table:style-name="ce3" office:value-type="float" office:value="191">
            <text:p>191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HOSPITAL REAL -GAS</text:p>
          </table:table-cell>
          <table:table-cell table:number-columns-repeated="1016"/>
        </table:table-row>
        <table:table-row table:style-name="ro2">
          <table:table-cell table:style-name="ce8" office:value-type="float" office:value="192">
            <text:p>192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0">
            <text:p>240</text:p>
          </table:table-cell>
          <table:table-cell table:style-name="ce8" office:value-type="string">
            <text:p>HOSPITAL REAL -GAS</text:p>
          </table:table-cell>
          <table:table-cell table:number-columns-repeated="1016"/>
        </table:table-row>
        <table:table-row table:style-name="ro2">
          <table:table-cell table:style-name="ce3" office:value-type="float" office:value="193">
            <text:p>193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3" office:value-type="float" office:value="194">
            <text:p>194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8" office:value-type="float" office:value="195">
            <text:p>195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52">
            <text:p>252</text:p>
          </table:table-cell>
          <table:table-cell table:style-name="ce8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8" office:value-type="float" office:value="196">
            <text:p>196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53">
            <text:p>253</text:p>
          </table:table-cell>
          <table:table-cell table:style-name="ce8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7" office:value-type="float" office:value="197">
            <text:p>197</text:p>
          </table:table-cell>
          <table:table-cell table:style-name="ce17" office:value-type="string">
            <text:p>Impresora</text:p>
          </table:table-cell>
          <table:table-cell table:style-name="ce17" office:value-type="string">
            <text:p>Almacén oficina</text:p>
          </table:table-cell>
          <table:table-cell table:style-name="ce17" office:value-type="string">
            <text:p>Espera</text:p>
          </table:table-cell>
          <table:table-cell table:style-name="ce17"/>
          <table:table-cell table:style-name="ce17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7" office:value-type="float" office:value="198">
            <text:p>198</text:p>
          </table:table-cell>
          <table:table-cell table:style-name="ce17" office:value-type="string">
            <text:p>Impresora</text:p>
          </table:table-cell>
          <table:table-cell table:style-name="ce17" office:value-type="string">
            <text:p>Almacén oficina</text:p>
          </table:table-cell>
          <table:table-cell table:style-name="ce17" office:value-type="string">
            <text:p>Espera</text:p>
          </table:table-cell>
          <table:table-cell table:style-name="ce17"/>
          <table:table-cell table:style-name="ce17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7" office:value-type="float" office:value="199">
            <text:p>199</text:p>
          </table:table-cell>
          <table:table-cell table:style-name="ce17" office:value-type="string">
            <text:p>Impresora</text:p>
          </table:table-cell>
          <table:table-cell table:style-name="ce17" office:value-type="string">
            <text:p>Almacén oficina</text:p>
          </table:table-cell>
          <table:table-cell table:style-name="ce17" office:value-type="string">
            <text:p>Espera</text:p>
          </table:table-cell>
          <table:table-cell table:style-name="ce17"/>
          <table:table-cell table:style-name="ce17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3" office:value-type="float" office:value="200">
            <text:p>200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8" office:value-type="float" office:value="201">
            <text:p>201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9">
            <text:p>249</text:p>
          </table:table-cell>
          <table:table-cell table:style-name="ce8" office:value-type="string">
            <text:p>Pablo</text:p>
          </table:table-cell>
          <table:table-cell table:number-columns-repeated="1016"/>
        </table:table-row>
        <table:table-row table:style-name="ro2">
          <table:table-cell table:style-name="ce4" office:value-type="float" office:value="202">
            <text:p>202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Oficina, en uso</text:p>
          </table:table-cell>
          <table:table-cell table:style-name="ce4" office:value-type="string">
            <text:p>Listo</text:p>
          </table:table-cell>
          <table:table-cell table:style-name="ce4" office:value-type="float" office:value="251">
            <text:p>251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2" office:value-type="float" office:value="203">
            <text:p>203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50">
            <text:p>250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3" office:value-type="float" office:value="204">
            <text:p>204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" office:value-type="float" office:value="205">
            <text:p>205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60">
            <text:p>260</text:p>
          </table:table-cell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06">
            <text:p>206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58">
            <text:p>258</text:p>
          </table:table-cell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07">
            <text:p>207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08">
            <text:p>208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09">
            <text:p>209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10">
            <text:p>210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11">
            <text:p>21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63">
            <text:p>263</text:p>
          </table:table-cell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12">
            <text:p>21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13">
            <text:p>213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14">
            <text:p>214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72">
            <text:p>272</text:p>
          </table:table-cell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15">
            <text:p>215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office:value-type="float" office:value="261">
            <text:p>261</text:p>
          </table:table-cell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8" office:value-type="float" office:value="216">
            <text:p>216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57">
            <text:p>257</text:p>
          </table:table-cell>
          <table:table-cell table:style-name="ce8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17">
            <text:p>21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64">
            <text:p>264</text:p>
          </table:table-cell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18">
            <text:p>21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70">
            <text:p>270</text:p>
          </table:table-cell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19">
            <text:p>219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20">
            <text:p>220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59">
            <text:p>259</text:p>
          </table:table-cell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4" office:value-type="float" office:value="221">
            <text:p>22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Listo</text:p>
          </table:table-cell>
          <table:table-cell table:style-name="ce4" office:value-type="float" office:value="262">
            <text:p>262</text:p>
          </table:table-cell>
          <table:table-cell table:style-name="ce4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22">
            <text:p>222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23">
            <text:p>223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24">
            <text:p>224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25">
            <text:p>225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26">
            <text:p>226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27">
            <text:p>227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28">
            <text:p>228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29">
            <text:p>229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/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30">
            <text:p>230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31">
            <text:p>231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32">
            <text:p>232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33">
            <text:p>23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34">
            <text:p>234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8" office:value-type="float" office:value="235">
            <text:p>235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55">
            <text:p>255</text:p>
          </table:table-cell>
          <table:table-cell table:style-name="ce8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36">
            <text:p>236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37">
            <text:p>237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75">
            <text:p>275</text:p>
          </table:table-cell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38">
            <text:p>23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 </text:p>
          </table:table-cell>
          <table:table-cell table:style-name="ce2" office:value-type="float" office:value="269">
            <text:p>269</text:p>
          </table:table-cell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39">
            <text:p>239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40">
            <text:p>24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41">
            <text:p>24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42">
            <text:p>242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8" office:value-type="float" office:value="243">
            <text:p>243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54">
            <text:p>254</text:p>
          </table:table-cell>
          <table:table-cell table:style-name="ce8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44">
            <text:p>244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76">
            <text:p>276</text:p>
          </table:table-cell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8" office:value-type="float" office:value="245">
            <text:p>245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56">
            <text:p>256</text:p>
          </table:table-cell>
          <table:table-cell table:style-name="ce8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46">
            <text:p>246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47">
            <text:p>24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65">
            <text:p>265</text:p>
          </table:table-cell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48">
            <text:p>24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49">
            <text:p>249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" office:value-type="float" office:value="250">
            <text:p>250</text:p>
          </table:table-cell>
          <table:table-cell table:style-name="ce2" office:value-type="string">
            <text:p>Portátil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67">
            <text:p>267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251">
            <text:p>25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 </text:p>
          </table:table-cell>
          <table:table-cell table:style-name="ce2" office:value-type="float" office:value="268">
            <text:p>268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5" office:value-type="float" office:value="252">
            <text:p>25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Instituto de Matemáticas UGR - IEMATH</text:p>
          </table:table-cell>
          <table:table-cell table:number-columns-repeated="1016"/>
        </table:table-row>
        <table:table-row table:style-name="ro2">
          <table:table-cell table:style-name="ce5" office:value-type="float" office:value="253">
            <text:p>25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6" office:value-type="float" office:value="254">
            <text:p>254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79">
            <text:p>279</text:p>
          </table:table-cell>
          <table:table-cell table:style-name="ce6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55">
            <text:p>25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56">
            <text:p>256</text:p>
          </table:table-cell>
          <table:table-cell table:style-name="ce12" office:value-type="string">
            <text:p>Proyecto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2" office:value-type="float" office:value="257">
            <text:p>257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78">
            <text:p>278</text:p>
          </table:table-cell>
          <table:table-cell table:style-name="ce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258">
            <text:p>258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59">
            <text:p>259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260">
            <text:p>260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2" office:value-type="float" office:value="261">
            <text:p>261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 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6" office:value-type="float" office:value="262">
            <text:p>262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0">
            <text:p>280</text:p>
          </table:table-cell>
          <table:table-cell table:style-name="ce6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63">
            <text:p>263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64">
            <text:p>26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65">
            <text:p>26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7" office:value-type="float" office:value="266">
            <text:p>266</text:p>
          </table:table-cell>
          <table:table-cell table:style-name="ce17" office:value-type="string">
            <text:p>Pc</text:p>
          </table:table-cell>
          <table:table-cell table:style-name="ce17" office:value-type="string">
            <text:p>Oficina</text:p>
          </table:table-cell>
          <table:table-cell table:style-name="ce17" office:value-type="string">
            <text:p>Reciclando</text:p>
          </table:table-cell>
          <table:table-cell table:style-name="ce17"/>
          <table:table-cell table:style-name="ce17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267">
            <text:p>267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68">
            <text:p>26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6" office:value-type="float" office:value="269">
            <text:p>269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3">
            <text:p>283</text:p>
          </table:table-cell>
          <table:table-cell table:style-name="ce6" office:value-type="string">
            <text:p>¿?</text:p>
          </table:table-cell>
          <table:table-cell table:number-columns-repeated="1016"/>
        </table:table-row>
        <table:table-row table:style-name="ro2">
          <table:table-cell table:style-name="ce5" office:value-type="float" office:value="270">
            <text:p>27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71">
            <text:p>27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72">
            <text:p>27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273">
            <text:p>273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274">
            <text:p>274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75">
            <text:p>27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Renato</text:p>
          </table:table-cell>
          <table:table-cell table:number-columns-repeated="1016"/>
        </table:table-row>
        <table:table-row table:style-name="ro2">
          <table:table-cell table:style-name="ce6" office:value-type="float" office:value="276">
            <text:p>276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1">
            <text:p>281</text:p>
          </table:table-cell>
          <table:table-cell table:style-name="ce6" office:value-type="string">
            <text:p>Devueltos por Ecosfron de la 3ª Campaña</text:p>
          </table:table-cell>
          <table:table-cell table:number-columns-repeated="1016"/>
        </table:table-row>
        <table:table-row table:style-name="ro2">
          <table:table-cell table:style-name="ce6" office:value-type="float" office:value="277">
            <text:p>277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2">
            <text:p>282</text:p>
          </table:table-cell>
          <table:table-cell table:style-name="ce6" office:value-type="string">
            <text:p>Devueltos por Ecosfron de la 3ª Campaña</text:p>
          </table:table-cell>
          <table:table-cell table:number-columns-repeated="1016"/>
        </table:table-row>
        <table:table-row table:style-name="ro2">
          <table:table-cell table:style-name="ce5" office:value-type="float" office:value="278">
            <text:p>278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79">
            <text:p>279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0">
            <text:p>28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1">
            <text:p>28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2">
            <text:p>28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3">
            <text:p>283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4">
            <text:p>284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5">
            <text:p>28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6">
            <text:p>28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7">
            <text:p>287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8">
            <text:p>28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3">
          <table:table-cell table:style-name="ce5" office:value-type="float" office:value="289">
            <text:p>289</text:p>
          </table:table-cell>
          <table:table-cell table:style-name="ce12" office:value-type="string">
            <text:p>Impresora/Esca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90">
            <text:p>290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91">
            <text:p>291</text:p>
          </table:table-cell>
          <table:table-cell table:style-name="ce12" office:value-type="string">
            <text:p>Proyecto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92">
            <text:p>292</text:p>
          </table:table-cell>
          <table:table-cell table:style-name="ce12" office:value-type="string">
            <text:p>Proyecto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93">
            <text:p>293</text:p>
          </table:table-cell>
          <table:table-cell table:style-name="ce12" office:value-type="string">
            <text:p>Proyecto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94">
            <text:p>29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295">
            <text:p>29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296">
            <text:p>29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297">
            <text:p>297</text:p>
          </table:table-cell>
          <table:table-cell table:style-name="ce12" office:value-type="string">
            <text:p>Escá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298">
            <text:p>298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299">
            <text:p>29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0">
            <text:p>30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xterna UGR - Pablo Hinojosa</text:p>
          </table:table-cell>
          <table:table-cell table:number-columns-repeated="1016"/>
        </table:table-row>
        <table:table-row table:style-name="ro2">
          <table:table-cell table:style-name="ce5" office:value-type="float" office:value="301">
            <text:p>30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2">
            <text:p>30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3">
            <text:p>303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4">
            <text:p>30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5">
            <text:p>30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6">
            <text:p>30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7">
            <text:p>30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8">
            <text:p>30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9">
            <text:p>30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7" office:value-type="float" office:value="310">
            <text:p>310</text:p>
          </table:table-cell>
          <table:table-cell table:style-name="ce17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17" office:value-type="string">
            <text:p>Listo</text:p>
          </table:table-cell>
          <table:table-cell table:style-name="ce17" office:value-type="float" office:value="293">
            <text:p>293</text:p>
          </table:table-cell>
          <table:table-cell table:style-name="ce17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311">
            <text:p>311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312">
            <text:p>312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13">
            <text:p>313</text:p>
          </table:table-cell>
          <table:table-cell table:style-name="ce12" office:value-type="string">
            <text:p>Impreos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14">
            <text:p>314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15">
            <text:p>31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16">
            <text:p>31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17">
            <text:p>317</text:p>
          </table:table-cell>
          <table:table-cell table:style-name="ce12" office:value-type="string">
            <text:p>Escá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18">
            <text:p>31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Dpto Estadística - Despacho Nuria Rico Castro</text:p>
          </table:table-cell>
          <table:table-cell table:number-columns-repeated="1016"/>
        </table:table-row>
        <table:table-row table:style-name="ro2">
          <table:table-cell table:style-name="ce5" office:value-type="float" office:value="319">
            <text:p>319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Parque Tecnológico de la Salud - Unidad de Microscopía</text:p>
          </table:table-cell>
          <table:table-cell table:number-columns-repeated="1016"/>
        </table:table-row>
        <table:table-row table:style-name="ro2">
          <table:table-cell table:style-name="ce5" office:value-type="float" office:value="320">
            <text:p>32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Parque Tecnológico de la Salud - Unidad de Microscopía</text:p>
          </table:table-cell>
          <table:table-cell table:number-columns-repeated="1016"/>
        </table:table-row>
        <table:table-row table:style-name="ro2">
          <table:table-cell table:style-name="ce5" office:value-type="float" office:value="321">
            <text:p>32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Parque Tecnológico de la Salud - Unidad de Microscopía</text:p>
          </table:table-cell>
          <table:table-cell table:number-columns-repeated="1016"/>
        </table:table-row>
        <table:table-row table:style-name="ro2">
          <table:table-cell table:style-name="ce5" office:value-type="float" office:value="322">
            <text:p>32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Parque Tecnológico de la Salud - Unidad de Microscopía</text:p>
          </table:table-cell>
          <table:table-cell table:number-columns-repeated="1016"/>
        </table:table-row>
        <table:table-row table:style-name="ro2">
          <table:table-cell table:style-name="ce5" office:value-type="float" office:value="323">
            <text:p>32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xterna UGR - Javier Funes Nieto</text:p>
          </table:table-cell>
          <table:table-cell table:number-columns-repeated="1016"/>
        </table:table-row>
        <table:table-row table:style-name="ro2">
          <table:table-cell table:style-name="ce5" office:value-type="float" office:value="324">
            <text:p>324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xterna UGR - Javier Funes Nieto</text:p>
          </table:table-cell>
          <table:table-cell table:number-columns-repeated="1016"/>
        </table:table-row>
        <table:table-row table:style-name="ro2">
          <table:table-cell table:style-name="ce5" office:value-type="float" office:value="325">
            <text:p>325</text:p>
          </table:table-cell>
          <table:table-cell table:style-name="ce12" office:value-type="string">
            <text:p>Portatil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dificio Mecenas - Departamento de Física de Partículas y del Cosmos</text:p>
          </table:table-cell>
          <table:table-cell table:number-columns-repeated="1016"/>
        </table:table-row>
        <table:table-row table:style-name="ro3">
          <table:table-cell table:style-name="ce6" office:value-type="float" office:value="326">
            <text:p>326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5">
            <text:p>285</text:p>
          </table:table-cell>
          <table:table-cell table:style-name="ce6" office:value-type="string">
            <text:p>Edificio Mecenas - Departamento de Física de Partículas y del Cosmos</text:p>
          </table:table-cell>
          <table:table-cell table:number-columns-repeated="1016"/>
        </table:table-row>
        <table:table-row table:style-name="ro2">
          <table:table-cell table:style-name="ce5" office:value-type="float" office:value="327">
            <text:p>32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dificio Mecenas - Departamento de Física de Partículas y del Cosmos</text:p>
          </table:table-cell>
          <table:table-cell table:number-columns-repeated="1016"/>
        </table:table-row>
        <table:table-row table:style-name="ro2">
          <table:table-cell table:style-name="ce5" office:value-type="float" office:value="328">
            <text:p>32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dificio Mecenas - Departamento de Física de Partículas y del Cosmos</text:p>
          </table:table-cell>
          <table:table-cell table:number-columns-repeated="1016"/>
        </table:table-row>
        <table:table-row table:style-name="ro2">
          <table:table-cell table:style-name="ce5" office:value-type="float" office:value="329">
            <text:p>32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dificio Mecenas - Departamento de Física de Partículas y del Cosmos</text:p>
          </table:table-cell>
          <table:table-cell table:number-columns-repeated="1016"/>
        </table:table-row>
        <table:table-row table:style-name="ro2">
          <table:table-cell table:style-name="ce5" office:value-type="float" office:value="330">
            <text:p>330</text:p>
          </table:table-cell>
          <table:table-cell table:style-name="ce12" office:value-type="string">
            <text:p>Portátil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xterna UGR - Javier Funes Nieto</text:p>
          </table:table-cell>
          <table:table-cell table:number-columns-repeated="1016"/>
        </table:table-row>
        <table:table-row table:style-name="ro2">
          <table:table-cell table:style-name="ce5" office:value-type="float" office:value="331">
            <text:p>33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32">
            <text:p>332</text:p>
          </table:table-cell>
          <table:table-cell table:style-name="ce12" office:value-type="string">
            <text:p>Pc</text:p>
          </table:table-cell>
          <table:table-cell table:style-name="ce12"/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Biblioteca</text:p>
          </table:table-cell>
          <table:table-cell table:number-columns-repeated="1016"/>
        </table:table-row>
        <table:table-row table:style-name="ro2">
          <table:table-cell table:style-name="ce6" office:value-type="float" office:value="333">
            <text:p>333</text:p>
          </table:table-cell>
          <table:table-cell table:style-name="ce12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4">
            <text:p>284</text:p>
          </table:table-cell>
          <table:table-cell table:style-name="ce12" office:value-type="string">
            <text:p>Hospital Real -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34">
            <text:p>334</text:p>
          </table:table-cell>
          <table:table-cell table:style-name="ce12" office:value-type="string">
            <text:p>Pc</text:p>
          </table:table-cell>
          <table:table-cell table:style-name="ce12"/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35">
            <text:p>335</text:p>
          </table:table-cell>
          <table:table-cell table:style-name="ce12" office:value-type="string">
            <text:p>Pc</text:p>
          </table:table-cell>
          <table:table-cell table:style-name="ce12"/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36">
            <text:p>336</text:p>
          </table:table-cell>
          <table:table-cell table:style-name="ce12" office:value-type="string">
            <text:p>Pc</text:p>
          </table:table-cell>
          <table:table-cell table:style-name="ce12"/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37">
            <text:p>337</text:p>
          </table:table-cell>
          <table:table-cell table:style-name="ce12" office:value-type="string">
            <text:p>Pc</text:p>
          </table:table-cell>
          <table:table-cell table:style-name="ce12"/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38">
            <text:p>338</text:p>
          </table:table-cell>
          <table:table-cell table:style-name="ce12" office:value-type="string">
            <text:p>Pc</text:p>
          </table:table-cell>
          <table:table-cell table:style-name="ce12"/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39">
            <text:p>339</text:p>
          </table:table-cell>
          <table:table-cell table:style-name="ce12" office:value-type="string">
            <text:p>Pc</text:p>
          </table:table-cell>
          <table:table-cell table:style-name="ce12"/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Hospital Real -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40">
            <text:p>34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1">
            <text:p>34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2">
            <text:p>34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3">
            <text:p>343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4">
            <text:p>34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5">
            <text:p>34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6" office:value-type="float" office:value="346">
            <text:p>346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6">
            <text:p>286</text:p>
          </table:table-cell>
          <table:table-cell table:style-name="ce6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7">
            <text:p>34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8">
            <text:p>34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9">
            <text:p>34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50">
            <text:p>35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51">
            <text:p>35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5" office:value-type="float" office:value="352">
            <text:p>35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3" office:value-type="float" office:value="353">
            <text:p>353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5" office:value-type="float" office:value="354">
            <text:p>35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6" office:value-type="float" office:value="355">
            <text:p>355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92">
            <text:p>292</text:p>
          </table:table-cell>
          <table:table-cell table:style-name="ce6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6" office:value-type="float" office:value="356">
            <text:p>356</text:p>
          </table:table-cell>
          <table:table-cell table:style-name="ce6" office:value-type="string">
            <text:p>Portátil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7">
            <text:p>287</text:p>
          </table:table-cell>
          <table:table-cell table:style-name="ce6" office:value-type="string">
            <text:p>Madrid</text:p>
          </table:table-cell>
          <table:table-cell table:number-columns-repeated="1016"/>
        </table:table-row>
        <table:table-row table:style-name="ro2">
          <table:table-cell table:style-name="ce6" office:value-type="float" office:value="357">
            <text:p>357</text:p>
          </table:table-cell>
          <table:table-cell table:style-name="ce6" office:value-type="string">
            <text:p>Portátil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9">
            <text:p>289</text:p>
          </table:table-cell>
          <table:table-cell table:style-name="ce6" office:value-type="string">
            <text:p>Madrid</text:p>
          </table:table-cell>
          <table:table-cell table:number-columns-repeated="1016"/>
        </table:table-row>
        <table:table-row table:style-name="ro2">
          <table:table-cell table:style-name="ce6" office:value-type="float" office:value="358">
            <text:p>358</text:p>
          </table:table-cell>
          <table:table-cell table:style-name="ce6" office:value-type="string">
            <text:p>Portátil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91">
            <text:p>291</text:p>
          </table:table-cell>
          <table:table-cell table:style-name="ce6" office:value-type="string">
            <text:p>Madrid</text:p>
          </table:table-cell>
          <table:table-cell table:number-columns-repeated="1016"/>
        </table:table-row>
        <table:table-row table:style-name="ro2">
          <table:table-cell table:style-name="ce6" office:value-type="float" office:value="359">
            <text:p>359</text:p>
          </table:table-cell>
          <table:table-cell table:style-name="ce6" office:value-type="string">
            <text:p>Portátil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8">
            <text:p>288</text:p>
          </table:table-cell>
          <table:table-cell table:style-name="ce6" office:value-type="string">
            <text:p>Madrid</text:p>
          </table:table-cell>
          <table:table-cell table:number-columns-repeated="1016"/>
        </table:table-row>
        <table:table-row table:style-name="ro2">
          <table:table-cell table:style-name="ce6" office:value-type="float" office:value="360">
            <text:p>360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2">
            <text:p>302</text:p>
          </table:table-cell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1">
            <text:p>361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1">
            <text:p>301</text:p>
          </table:table-cell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2">
            <text:p>362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3">
            <text:p>303</text:p>
          </table:table-cell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3">
            <text:p>363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6">
            <text:p>306</text:p>
          </table:table-cell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11" office:value-type="float" office:value="364">
            <text:p>364</text:p>
          </table:table-cell>
          <table:table-cell table:style-name="ce11" office:value-type="string">
            <text:p>Proyector</text:p>
          </table:table-cell>
          <table:table-cell table:style-name="ce11" office:value-type="string">
            <text:p>Almacén oficina</text:p>
          </table:table-cell>
          <table:table-cell table:style-name="ce11" office:value-type="string">
            <text:p>Desachado</text:p>
          </table:table-cell>
          <table:table-cell table:style-name="ce11"/>
          <table:table-cell table:style-name="ce11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5">
            <text:p>365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0">
            <text:p>300</text:p>
          </table:table-cell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11" office:value-type="float" office:value="366">
            <text:p>366</text:p>
          </table:table-cell>
          <table:table-cell table:style-name="ce11" office:value-type="string">
            <text:p>Proyector</text:p>
          </table:table-cell>
          <table:table-cell table:style-name="ce11" office:value-type="string">
            <text:p>Almacén oficina</text:p>
          </table:table-cell>
          <table:table-cell table:style-name="ce11" office:value-type="string">
            <text:p>Desachado</text:p>
          </table:table-cell>
          <table:table-cell table:style-name="ce11"/>
          <table:table-cell table:style-name="ce11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11" office:value-type="float" office:value="367">
            <text:p>367</text:p>
          </table:table-cell>
          <table:table-cell table:style-name="ce11" office:value-type="string">
            <text:p>Proyector</text:p>
          </table:table-cell>
          <table:table-cell table:style-name="ce11" office:value-type="string">
            <text:p>Almacén oficina</text:p>
          </table:table-cell>
          <table:table-cell table:style-name="ce11" office:value-type="string">
            <text:p>Desechado</text:p>
          </table:table-cell>
          <table:table-cell table:style-name="ce11"/>
          <table:table-cell table:style-name="ce11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8">
            <text:p>368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4">
            <text:p>304</text:p>
          </table:table-cell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9">
            <text:p>369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5">
            <text:p>305</text:p>
          </table:table-cell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0">
            <text:p>370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1">
            <text:p>37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2">
            <text:p>37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3">
            <text:p>37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4">
            <text:p>374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5">
            <text:p>37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6">
            <text:p>376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7">
            <text:p>377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8">
            <text:p>378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9">
            <text:p>379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0">
            <text:p>380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1">
            <text:p>38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2">
            <text:p>38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3">
            <text:p>38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4">
            <text:p>384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5">
            <text:p>38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6">
            <text:p>386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7">
            <text:p>387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8">
            <text:p>388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9">
            <text:p>389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0">
            <text:p>390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1">
            <text:p>39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2">
            <text:p>39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3">
            <text:p>39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4">
            <text:p>394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5">
            <text:p>39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6">
            <text:p>396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7">
            <text:p>397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8">
            <text:p>398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9">
            <text:p>399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00">
            <text:p>400</text:p>
          </table:table-cell>
          <table:table-cell table:style-name="ce13"/>
          <table:table-cell table:style-name="ce13" office:value-type="string">
            <text:p>Almacén oficina</text:p>
          </table:table-cell>
          <table:table-cell table:style-name="ce13" office:value-type="string">
            <text:p>Listo</text:p>
          </table:table-cell>
          <table:table-cell table:style-name="ce13" office:value-type="float" office:value="297">
            <text:p>297</text:p>
          </table:table-cell>
          <table:table-cell table:style-name="ce13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01">
            <text:p>40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02">
            <text:p>40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03">
            <text:p>40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04">
            <text:p>404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05">
            <text:p>40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06">
            <text:p>406</text:p>
          </table:table-cell>
          <table:table-cell table:style-name="ce13"/>
          <table:table-cell table:style-name="ce13" office:value-type="string">
            <text:p>Almacén oficina</text:p>
          </table:table-cell>
          <table:table-cell table:style-name="ce13" office:value-type="string">
            <text:p>Listo</text:p>
          </table:table-cell>
          <table:table-cell table:style-name="ce13" office:value-type="float" office:value="294">
            <text:p>294</text:p>
          </table:table-cell>
          <table:table-cell table:style-name="ce13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07">
            <text:p>407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08">
            <text:p>408</text:p>
          </table:table-cell>
          <table:table-cell table:style-name="ce13"/>
          <table:table-cell table:style-name="ce13" office:value-type="string">
            <text:p>Almacén oficina</text:p>
          </table:table-cell>
          <table:table-cell table:style-name="ce13" office:value-type="string">
            <text:p>Listo</text:p>
          </table:table-cell>
          <table:table-cell table:style-name="ce13" office:value-type="float" office:value="295">
            <text:p>295</text:p>
          </table:table-cell>
          <table:table-cell table:style-name="ce13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09">
            <text:p>409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0">
            <text:p>410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1">
            <text:p>41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2">
            <text:p>41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3">
            <text:p>41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4">
            <text:p>414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5">
            <text:p>41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6">
            <text:p>416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7">
            <text:p>417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18">
            <text:p>418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8">
            <text:p>308</text:p>
          </table:table-cell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19">
            <text:p>419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7">
            <text:p>307</text:p>
          </table:table-cell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0">
            <text:p>420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1">
            <text:p>42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2">
            <text:p>42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3">
            <text:p>42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24">
            <text:p>424</text:p>
          </table:table-cell>
          <table:table-cell table:style-name="ce13"/>
          <table:table-cell table:style-name="ce13" office:value-type="string">
            <text:p>Almacén oficina</text:p>
          </table:table-cell>
          <table:table-cell table:style-name="ce13" office:value-type="string">
            <text:p>Listo</text:p>
          </table:table-cell>
          <table:table-cell table:style-name="ce13" office:value-type="float" office:value="296">
            <text:p>296</text:p>
          </table:table-cell>
          <table:table-cell table:style-name="ce13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5">
            <text:p>42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6">
            <text:p>426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7">
            <text:p>427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8">
            <text:p>428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9">
            <text:p>429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30">
            <text:p>430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90">
            <text:p>290</text:p>
          </table:table-cell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31">
            <text:p>43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32">
            <text:p>43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33">
            <text:p>43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difico Santa Lucía</text:p>
          </table:table-cell>
          <table:table-cell table:number-columns-repeated="1016"/>
        </table:table-row>
        <table:table-row table:style-name="ro2">
          <table:table-cell table:style-name="ce5" office:value-type="float" office:value="434">
            <text:p>434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difico Santa Lucía</text:p>
          </table:table-cell>
          <table:table-cell table:number-columns-repeated="1016"/>
        </table:table-row>
        <table:table-row table:style-name="ro2">
          <table:table-cell table:style-name="ce5" office:value-type="float" office:value="435">
            <text:p>43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difico Santa Lucía</text:p>
          </table:table-cell>
          <table:table-cell table:number-columns-repeated="1016"/>
        </table:table-row>
        <table:table-row table:style-name="ro2">
          <table:table-cell table:style-name="ce5" office:value-type="float" office:value="436">
            <text:p>436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difico Santa Lucía</text:p>
          </table:table-cell>
          <table:table-cell table:number-columns-repeated="1016"/>
        </table:table-row>
        <table:table-row table:style-name="ro2">
          <table:table-cell table:style-name="ce5" office:value-type="float" office:value="437">
            <text:p>43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Archivo</text:p>
          </table:table-cell>
          <table:table-cell table:number-columns-repeated="1016"/>
        </table:table-row>
        <table:table-row table:style-name="ro2">
          <table:table-cell table:style-name="ce5" office:value-type="float" office:value="438">
            <text:p>43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Archivo</text:p>
          </table:table-cell>
          <table:table-cell table:number-columns-repeated="1016"/>
        </table:table-row>
        <table:table-row table:style-name="ro2">
          <table:table-cell table:style-name="ce5" office:value-type="float" office:value="439">
            <text:p>439</text:p>
          </table:table-cell>
          <table:table-cell table:style-name="ce12" office:value-type="string">
            <text:p>Portatil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5" office:value-type="float" office:value="440">
            <text:p>44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5" office:value-type="float" office:value="441">
            <text:p>44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5" office:value-type="float" office:value="442">
            <text:p>442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5" office:value-type="float" office:value="443">
            <text:p>44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5" office:value-type="float" office:value="444">
            <text:p>444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6" office:value-type="float" office:value="445">
            <text:p>445</text:p>
          </table:table-cell>
          <table:table-cell table:style-name="ce6" office:value-type="string">
            <text:p>Sobremes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/>
          <table:table-cell table:style-name="ce6" office:value-type="string">
            <text:p>Moxilos Domo Electra</text:p>
          </table:table-cell>
          <table:table-cell table:number-columns-repeated="1016"/>
        </table:table-row>
        <table:table-row table:style-name="ro2">
          <table:table-cell table:style-name="ce5" office:value-type="float" office:value="446">
            <text:p>446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Moxilos Domo Electra</text:p>
          </table:table-cell>
          <table:table-cell table:number-columns-repeated="1016"/>
        </table:table-row>
        <table:table-row table:style-name="ro2">
          <table:table-cell table:style-name="ce5" office:value-type="float" office:value="447">
            <text:p>447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Moxilos Domo Electra</text:p>
          </table:table-cell>
          <table:table-cell table:number-columns-repeated="1016"/>
        </table:table-row>
        <table:table-row table:style-name="ro2">
          <table:table-cell table:style-name="ce5" office:value-type="float" office:value="448">
            <text:p>448</text:p>
          </table:table-cell>
          <table:table-cell table:style-name="ce12" office:value-type="string">
            <text:p>Portatil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Moxilos Domo Electra</text:p>
          </table:table-cell>
          <table:table-cell table:number-columns-repeated="1016"/>
        </table:table-row>
        <table:table-row table:style-name="ro2">
          <table:table-cell table:style-name="ce5" office:value-type="float" office:value="449">
            <text:p>449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Vicerectorado Ordenación Académica</text:p>
          </table:table-cell>
          <table:table-cell table:number-columns-repeated="1016"/>
        </table:table-row>
        <table:table-row table:style-name="ro2">
          <table:table-cell table:style-name="ce5" office:value-type="float" office:value="450">
            <text:p>450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Vicerectorado Ordenación Académica</text:p>
          </table:table-cell>
          <table:table-cell table:number-columns-repeated="1016"/>
        </table:table-row>
        <table:table-row table:style-name="ro2">
          <table:table-cell table:style-name="ce5" office:value-type="float" office:value="451">
            <text:p>451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2">
            <text:p>452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3">
            <text:p>453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5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4">
            <text:p>454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5">
            <text:p>455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6">
            <text:p>456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7">
            <text:p>457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8">
            <text:p>458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9">
            <text:p>459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0">
            <text:p>460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1">
            <text:p>461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2">
            <text:p>462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3">
            <text:p>463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4">
            <text:p>464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5">
            <text:p>465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6">
            <text:p>466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7">
            <text:p>467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8">
            <text:p>468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9">
            <text:p>469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0">
            <text:p>470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1">
            <text:p>471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2">
            <text:p>472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3">
            <text:p>473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4">
            <text:p>474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5">
            <text:p>475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6">
            <text:p>476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7">
            <text:p>477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12" office:value-type="string">
            <text:p>Tac-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Cicode</text:p>
          </table:table-cell>
          <table:table-cell table:number-columns-repeated="1016"/>
        </table:table-row>
        <table:table-row table:style-name="ro2">
          <table:table-cell table:style-name="ce12" office:value-type="float" office:value="478">
            <text:p>47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Cicode</text:p>
          </table:table-cell>
          <table:table-cell table:number-columns-repeated="1016"/>
        </table:table-row>
        <table:table-row table:style-name="ro2">
          <table:table-cell table:style-name="ce12" office:value-type="float" office:value="479">
            <text:p>479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Cicode</text:p>
          </table:table-cell>
          <table:table-cell table:number-columns-repeated="1016"/>
        </table:table-row>
        <table:table-row table:style-name="ro2">
          <table:table-cell table:style-name="ce12" office:value-type="float" office:value="480">
            <text:p>48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Cicode</text:p>
          </table:table-cell>
          <table:table-cell table:number-columns-repeated="1016"/>
        </table:table-row>
        <table:table-row table:style-name="ro2">
          <table:table-cell table:style-name="ce12" office:value-type="float" office:value="481">
            <text:p>48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Traductores</text:p>
          </table:table-cell>
          <table:table-cell table:number-columns-repeated="1016"/>
        </table:table-row>
        <table:table-row table:style-name="ro2">
          <table:table-cell table:style-name="ce12" office:value-type="float" office:value="482">
            <text:p>48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Traductores</text:p>
          </table:table-cell>
          <table:table-cell table:number-columns-repeated="1016"/>
        </table:table-row>
        <table:table-row table:style-name="ro2">
          <table:table-cell table:style-name="ce12" office:value-type="float" office:value="483">
            <text:p>483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Traductores</text:p>
          </table:table-cell>
          <table:table-cell table:number-columns-repeated="1016"/>
        </table:table-row>
        <table:table-row table:style-name="ro2">
          <table:table-cell table:style-name="ce12" office:value-type="float" office:value="484">
            <text:p>48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Traductores</text:p>
          </table:table-cell>
          <table:table-cell table:number-columns-repeated="1016"/>
        </table:table-row>
        <table:table-row table:style-name="ro2">
          <table:table-cell table:style-name="ce12" office:value-type="float" office:value="485">
            <text:p>48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Traductores</text:p>
          </table:table-cell>
          <table:table-cell table:number-columns-repeated="1016"/>
        </table:table-row>
        <table:table-row table:style-name="ro2">
          <table:table-cell table:style-name="ce12" office:value-type="float" office:value="486">
            <text:p>48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Traductores</text:p>
          </table:table-cell>
          <table:table-cell table:number-columns-repeated="1016"/>
        </table:table-row>
        <table:table-row table:style-name="ro2">
          <table:table-cell table:style-name="ce12" office:value-type="float" office:value="487">
            <text:p>48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ilossofía y letras</text:p>
          </table:table-cell>
          <table:table-cell table:number-columns-repeated="1016"/>
        </table:table-row>
        <table:table-row table:style-name="ro2">
          <table:table-cell table:style-name="ce12" office:value-type="float" office:value="488">
            <text:p>48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ilossofía y letras</text:p>
          </table:table-cell>
          <table:table-cell table:number-columns-repeated="1016"/>
        </table:table-row>
        <table:table-row table:style-name="ro2">
          <table:table-cell table:style-name="ce12" office:value-type="float" office:value="489">
            <text:p>489</text:p>
          </table:table-cell>
          <table:table-cell table:style-name="ce12" office:value-type="string">
            <text:p>Scaner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Traductores</text:p>
          </table:table-cell>
          <table:table-cell table:number-columns-repeated="1016"/>
        </table:table-row>
        <table:table-row table:style-name="ro2">
          <table:table-cell table:style-name="ce12" office:value-type="float" office:value="490">
            <text:p>490</text:p>
          </table:table-cell>
          <table:table-cell table:style-name="ce12" office:value-type="string">
            <text:p>Portatil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Traductores</text:p>
          </table:table-cell>
          <table:table-cell table:number-columns-repeated="1016"/>
        </table:table-row>
        <table:table-row table:style-name="ro2">
          <table:table-cell table:style-name="ce12" office:value-type="float" office:value="491">
            <text:p>491</text:p>
          </table:table-cell>
          <table:table-cell table:style-name="ce12" office:value-type="string">
            <text:p>Portatil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ilossofía y letras</text:p>
          </table:table-cell>
          <table:table-cell table:number-columns-repeated="1016"/>
        </table:table-row>
        <table:table-row table:style-name="ro2">
          <table:table-cell table:style-name="ce12" office:value-type="float" office:value="492">
            <text:p>492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Traductores</text:p>
          </table:table-cell>
          <table:table-cell table:number-columns-repeated="1016"/>
        </table:table-row>
        <table:table-row table:style-name="ro2">
          <table:table-cell table:style-name="ce12" office:value-type="float" office:value="493">
            <text:p>49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Traductores</text:p>
          </table:table-cell>
          <table:table-cell table:number-columns-repeated="1016"/>
        </table:table-row>
        <table:table-row table:style-name="ro2">
          <table:table-cell table:style-name="ce12" office:value-type="float" office:value="494">
            <text:p>494</text:p>
          </table:table-cell>
          <table:table-cell table:style-name="ce12" office:value-type="string">
            <text:p>Scaner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Secretaria General</text:p>
          </table:table-cell>
          <table:table-cell table:number-columns-repeated="1016"/>
        </table:table-row>
        <table:table-row table:style-name="ro2">
          <table:table-cell table:style-name="ce12" office:value-type="float" office:value="495">
            <text:p>49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Secretaria General</text:p>
          </table:table-cell>
          <table:table-cell table:number-columns-repeated="1016"/>
        </table:table-row>
        <table:table-row table:style-name="ro2">
          <table:table-cell table:style-name="ce12" office:value-type="float" office:value="496">
            <text:p>49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Secretaria General</text:p>
          </table:table-cell>
          <table:table-cell table:number-columns-repeated="1016"/>
        </table:table-row>
        <table:table-row table:style-name="ro2">
          <table:table-cell table:style-name="ce12" office:value-type="float" office:value="497">
            <text:p>49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498">
            <text:p>49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499">
            <text:p>49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500">
            <text:p>50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501">
            <text:p>50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502">
            <text:p>50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503">
            <text:p>503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504">
            <text:p>50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505">
            <text:p>50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506">
            <text:p>50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507">
            <text:p>50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508">
            <text:p>50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509">
            <text:p>509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510">
            <text:p>51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511">
            <text:p>51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512">
            <text:p>512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513">
            <text:p>51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514">
            <text:p>514</text:p>
          </table:table-cell>
          <table:table-cell table:style-name="ce12" office:value-type="string">
            <text:p>Fax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15">
            <text:p>51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16">
            <text:p>51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17">
            <text:p>51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18">
            <text:p>51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19">
            <text:p>51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20">
            <text:p>52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21">
            <text:p>52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22">
            <text:p>52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23">
            <text:p>523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24">
            <text:p>52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25">
            <text:p>52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26">
            <text:p>52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27">
            <text:p>52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28">
            <text:p>52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29">
            <text:p>52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30">
            <text:p>53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31">
            <text:p>53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32">
            <text:p>53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33">
            <text:p>533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34">
            <text:p>53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35">
            <text:p>53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36">
            <text:p>53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37">
            <text:p>537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Politicas</text:p>
          </table:table-cell>
          <table:table-cell table:number-columns-repeated="1016"/>
        </table:table-row>
        <table:table-row table:style-name="ro2">
          <table:table-cell table:style-name="ce12" office:value-type="float" office:value="538">
            <text:p>538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39">
            <text:p>539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40">
            <text:p>540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41">
            <text:p>541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42">
            <text:p>542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43">
            <text:p>543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44">
            <text:p>544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45">
            <text:p>545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46">
            <text:p>546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47">
            <text:p>547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48">
            <text:p>548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49">
            <text:p>549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50">
            <text:p>550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51">
            <text:p>551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52">
            <text:p>552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53">
            <text:p>553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54">
            <text:p>554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55">
            <text:p>555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56">
            <text:p>556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57">
            <text:p>557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58">
            <text:p>558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59">
            <text:p>559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560">
            <text:p>56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561">
            <text:p>56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562">
            <text:p>562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563">
            <text:p>563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564">
            <text:p>564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565">
            <text:p>565</text:p>
          </table:table-cell>
          <table:table-cell table:style-name="ce12" office:value-type="string">
            <text:p>Proyector</text:p>
          </table:table-cell>
          <table:table-cell table:style-name="ce12" office:value-type="string">
            <text:p>Almacén</text:p>
          </table:table-cell>
          <table:table-cell table:style-name="ce12" table:number-columns-repeated="2"/>
          <table:table-cell table:style-name="ce12" office:value-type="string">
            <text:p>Deportes</text:p>
          </table:table-cell>
          <table:table-cell table:number-columns-repeated="1016"/>
        </table:table-row>
        <table:table-row table:style-name="ro2">
          <table:table-cell table:style-name="ce12" office:value-type="float" office:value="566">
            <text:p>56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Oficina Proyectos Internacionales</text:p>
          </table:table-cell>
          <table:table-cell table:number-columns-repeated="1016"/>
        </table:table-row>
        <table:table-row table:style-name="ro2">
          <table:table-cell table:style-name="ce12" office:value-type="float" office:value="567">
            <text:p>56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Oficina Proyectos Internacionales</text:p>
          </table:table-cell>
          <table:table-cell table:number-columns-repeated="1016"/>
        </table:table-row>
        <table:table-row table:style-name="ro2">
          <table:table-cell table:style-name="ce12" office:value-type="float" office:value="568">
            <text:p>56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Oficina Proyectos Internacionales</text:p>
          </table:table-cell>
          <table:table-cell table:number-columns-repeated="1016"/>
        </table:table-row>
        <table:table-row table:style-name="ro2">
          <table:table-cell table:style-name="ce12" office:value-type="float" office:value="569">
            <text:p>56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Oficina Proyectos Internacionales</text:p>
          </table:table-cell>
          <table:table-cell table:number-columns-repeated="1016"/>
        </table:table-row>
        <table:table-row table:style-name="ro2">
          <table:table-cell table:style-name="ce13" office:value-type="float" office:value="570">
            <text:p>570</text:p>
          </table:table-cell>
          <table:table-cell table:style-name="ce13" office:value-type="string">
            <text:p>Pc</text:p>
          </table:table-cell>
          <table:table-cell table:style-name="ce13" office:value-type="string">
            <text:p>Oficina Manu</text:p>
          </table:table-cell>
          <table:table-cell table:style-name="ce13"/>
          <table:table-cell table:style-name="ce13" office:value-type="float" office:value="312">
            <text:p>312</text:p>
          </table:table-cell>
          <table:table-cell table:style-name="ce13" office:value-type="string">
            <text:p>Oficina Proyectos Internacionales</text:p>
          </table:table-cell>
          <table:table-cell table:number-columns-repeated="1016"/>
        </table:table-row>
        <table:table-row table:style-name="ro2">
          <table:table-cell table:style-name="ce12" office:value-type="float" office:value="571">
            <text:p>571</text:p>
          </table:table-cell>
          <table:table-cell table:style-name="ce12" office:value-type="string">
            <text:p>Portatil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Oficina Proyectos Internacionales</text:p>
          </table:table-cell>
          <table:table-cell table:number-columns-repeated="1016"/>
        </table:table-row>
        <table:table-row table:style-name="ro2">
          <table:table-cell table:style-name="ce12" office:value-type="float" office:value="572">
            <text:p>572</text:p>
          </table:table-cell>
          <table:table-cell table:style-name="ce12" office:value-type="string">
            <text:p>Portatil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Oficina Proyectos Internacionales</text:p>
          </table:table-cell>
          <table:table-cell table:number-columns-repeated="1016"/>
        </table:table-row>
        <table:table-row table:style-name="ro2">
          <table:table-cell table:style-name="ce12" office:value-type="float" office:value="573">
            <text:p>573</text:p>
          </table:table-cell>
          <table:table-cell table:style-name="ce12" office:value-type="string">
            <text:p>Fax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Oficina Proyectos Internacionales</text:p>
          </table:table-cell>
          <table:table-cell table:number-columns-repeated="1016"/>
        </table:table-row>
        <table:table-row table:style-name="ro2">
          <table:table-cell table:style-name="ce12" office:value-type="float" office:value="574">
            <text:p>57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Oficina Proyectos Internacionales</text:p>
          </table:table-cell>
          <table:table-cell table:number-columns-repeated="1016"/>
        </table:table-row>
        <table:table-row table:style-name="ro2">
          <table:table-cell table:style-name="ce14" office:value-type="float" office:value="575">
            <text:p>575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Oficina</text:p>
          </table:table-cell>
          <table:table-cell table:style-name="ce14" office:value-type="string">
            <text:p>Desechado</text:p>
          </table:table-cell>
          <table:table-cell table:style-name="ce14"/>
          <table:table-cell table:style-name="ce14" office:value-type="string">
            <text:p>Hospital Real Rector</text:p>
          </table:table-cell>
          <table:table-cell table:number-columns-repeated="1016"/>
        </table:table-row>
        <table:table-row table:style-name="ro2">
          <table:table-cell table:style-name="ce12" office:value-type="float" office:value="576">
            <text:p>57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77">
            <text:p>57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78">
            <text:p>57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79">
            <text:p>57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80">
            <text:p>58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81">
            <text:p>58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82">
            <text:p>582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83">
            <text:p>58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84">
            <text:p>584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85">
            <text:p>58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86">
            <text:p>58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87">
            <text:p>587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88">
            <text:p>58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89">
            <text:p>589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90">
            <text:p>59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91">
            <text:p>59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92">
            <text:p>592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93">
            <text:p>59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94">
            <text:p>594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95">
            <text:p>595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12" office:value-type="float" office:value="596">
            <text:p>59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2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4" table:number-rows-repeated="1047979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</meta:initial-creator>
    <meta:creation-date>2014-02-19T18:28:37</meta:creation-date>
    <dc:date>2014-02-19T18:46:21</dc:date>
    <dc:creator>renato </dc:creator>
    <meta:editing-duration>PT28S</meta:editing-duration>
    <meta:editing-cycles>4</meta:editing-cycles>
    <meta:generator>LibreOffice/3.5$Linux_x86 LibreOffice_project/350m1$Build-2</meta:generator>
    <meta:document-statistic meta:table-count="1" meta:cell-count="2883" meta:object-count="0"/>
  </office:meta>
</office:document-meta>
</file>